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table:number-columns-repeated="16380"/>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table:number-columns-repeated="16380"/>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table:number-columns-repeated="16380"/>
        </table:table-row>
        <table:table-row table:style-name="ro1" table:number-rows-repeated="1048513">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6">00/00/0000</text:date>, <text:time style:data-style-name="N2" text:time-value="00:47:01.49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0-06T00:49:07.718000000</dc:date>
    <meta:editing-duration>PT7H11M27S</meta:editing-duration>
    <meta:editing-cycles>216</meta:editing-cycles>
    <meta:document-statistic meta:table-count="1" meta:cell-count="247" meta:object-count="0"/>
  </office:meta>
</office:document-meta>
</file>